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a298" officeooo:paragraph-rsid="0000a298"/>
    </style:style>
    <style:style style:name="P2" style:family="paragraph" style:parent-style-name="Preformatted_20_Text">
      <style:text-properties officeooo:rsid="0001d43b" officeooo:paragraph-rsid="0001d43b"/>
    </style:style>
    <style:style style:name="P3" style:family="paragraph" style:parent-style-name="Preformatted_20_Text">
      <style:text-properties officeooo:rsid="0001f4bd" officeooo:paragraph-rsid="0001f4bd"/>
    </style:style>
    <style:style style:name="P4" style:family="paragraph" style:parent-style-name="Preformatted_20_Text">
      <style:text-properties officeooo:rsid="00027bdd" officeooo:paragraph-rsid="00027bdd"/>
    </style:style>
    <style:style style:name="P5" style:family="paragraph" style:parent-style-name="Preformatted_20_Text">
      <style:text-properties officeooo:rsid="00027bdd" officeooo:paragraph-rsid="00027bdd"/>
    </style:style>
    <style:style style:name="P6" style:family="paragraph" style:parent-style-name="Preformatted_20_Text">
      <style:text-properties officeooo:rsid="00027bdd" officeooo:paragraph-rsid="0017140e"/>
    </style:style>
    <style:style style:name="P7" style:family="paragraph" style:parent-style-name="Preformatted_20_Text">
      <style:text-properties officeooo:rsid="0003d69d" officeooo:paragraph-rsid="0003d69d"/>
    </style:style>
    <style:style style:name="P8" style:family="paragraph" style:parent-style-name="Preformatted_20_Text">
      <style:text-properties officeooo:rsid="000663cb" officeooo:paragraph-rsid="000a1b85"/>
    </style:style>
    <style:style style:name="P9" style:family="paragraph" style:parent-style-name="Preformatted_20_Text">
      <style:text-properties officeooo:rsid="000663cb" officeooo:paragraph-rsid="0013bb0e"/>
    </style:style>
    <style:style style:name="P10" style:family="paragraph" style:parent-style-name="Preformatted_20_Text">
      <style:text-properties officeooo:rsid="000663cb" officeooo:paragraph-rsid="00153a4b"/>
    </style:style>
    <style:style style:name="P11" style:family="paragraph" style:parent-style-name="Preformatted_20_Text">
      <style:text-properties officeooo:rsid="000663cb" officeooo:paragraph-rsid="00188353"/>
    </style:style>
    <style:style style:name="P12" style:family="paragraph" style:parent-style-name="Preformatted_20_Text">
      <style:text-properties officeooo:rsid="000663cb" officeooo:paragraph-rsid="001b5175"/>
    </style:style>
    <style:style style:name="P13" style:family="paragraph" style:parent-style-name="Preformatted_20_Text">
      <style:text-properties officeooo:rsid="0001d43b" officeooo:paragraph-rsid="0001d43b"/>
    </style:style>
    <style:style style:name="P14" style:family="paragraph" style:parent-style-name="Preformatted_20_Text">
      <style:text-properties officeooo:rsid="0001d43b" officeooo:paragraph-rsid="0003d69d"/>
    </style:style>
    <style:style style:name="P15" style:family="paragraph" style:parent-style-name="Preformatted_20_Text">
      <style:text-properties officeooo:rsid="000a1b85" officeooo:paragraph-rsid="000a1b85"/>
    </style:style>
    <style:style style:name="P16" style:family="paragraph" style:parent-style-name="Preformatted_20_Text">
      <style:text-properties officeooo:rsid="000a1b85" officeooo:paragraph-rsid="00131e96"/>
    </style:style>
    <style:style style:name="P17" style:family="paragraph" style:parent-style-name="Preformatted_20_Text">
      <style:text-properties officeooo:rsid="000a1b85" officeooo:paragraph-rsid="0013bb0e"/>
    </style:style>
    <style:style style:name="P18" style:family="paragraph" style:parent-style-name="Preformatted_20_Text">
      <style:text-properties officeooo:rsid="000a1b85" officeooo:paragraph-rsid="00154abc"/>
    </style:style>
    <style:style style:name="P19" style:family="paragraph" style:parent-style-name="Preformatted_20_Text">
      <style:text-properties officeooo:rsid="000a1b85" officeooo:paragraph-rsid="0017140e"/>
    </style:style>
    <style:style style:name="P20" style:family="paragraph" style:parent-style-name="Preformatted_20_Text">
      <style:text-properties officeooo:rsid="000a1b85" officeooo:paragraph-rsid="001c8928"/>
    </style:style>
    <style:style style:name="P21" style:family="paragraph" style:parent-style-name="Preformatted_20_Text">
      <style:text-properties officeooo:rsid="0000a298" officeooo:paragraph-rsid="0000a298"/>
    </style:style>
    <style:style style:name="P22" style:family="paragraph" style:parent-style-name="Preformatted_20_Text">
      <style:text-properties officeooo:rsid="0000a298" officeooo:paragraph-rsid="000ade8b"/>
    </style:style>
    <style:style style:name="P23" style:family="paragraph" style:parent-style-name="Preformatted_20_Text">
      <style:text-properties officeooo:rsid="0013bb0e" officeooo:paragraph-rsid="0013bb0e"/>
    </style:style>
    <style:style style:name="P24" style:family="paragraph" style:parent-style-name="Preformatted_20_Text">
      <style:text-properties officeooo:rsid="00195ec5" officeooo:paragraph-rsid="00195ec5"/>
    </style:style>
    <style:style style:name="P25" style:family="paragraph" style:parent-style-name="Preformatted_20_Text">
      <style:text-properties officeooo:rsid="00195ec5" officeooo:paragraph-rsid="001d5713"/>
    </style:style>
    <style:style style:name="P26" style:family="paragraph" style:parent-style-name="Preformatted_20_Text">
      <style:text-properties officeooo:rsid="0019e358" officeooo:paragraph-rsid="0019e358"/>
    </style:style>
    <style:style style:name="P27" style:family="paragraph" style:parent-style-name="Preformatted_20_Text">
      <style:paragraph-properties fo:text-align="center" style:justify-single-word="false"/>
      <style:text-properties fo:font-size="24pt" fo:font-weight="bold" officeooo:rsid="001e549d" officeooo:paragraph-rsid="001e549d" style:font-size-asian="24pt" style:font-weight-asian="bold" style:font-size-complex="2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20pt" fo:font-weight="normal" officeooo:rsid="001e549d" officeooo:paragraph-rsid="001e549d" style:font-size-asian="20pt" style:font-weight-asian="normal" style:font-size-complex="20pt" style:font-weight-complex="normal"/>
    </style:style>
    <style:style style:name="T1" style:family="text">
      <style:text-properties officeooo:rsid="0001d43b"/>
    </style:style>
    <style:style style:name="T2" style:family="text">
      <style:text-properties officeooo:rsid="0001f4bd"/>
    </style:style>
    <style:style style:name="T3" style:family="text">
      <style:text-properties officeooo:rsid="00027bdd"/>
    </style:style>
    <style:style style:name="T4" style:family="text">
      <style:text-properties officeooo:rsid="0003d69d"/>
    </style:style>
    <style:style style:name="T5" style:family="text">
      <style:text-properties officeooo:rsid="000580fe"/>
    </style:style>
    <style:style style:name="T6" style:family="text">
      <style:text-properties officeooo:rsid="00063d96"/>
    </style:style>
    <style:style style:name="T7" style:family="text">
      <style:text-properties officeooo:rsid="000663cb"/>
    </style:style>
    <style:style style:name="T8" style:family="text">
      <style:text-properties officeooo:rsid="000ade8b"/>
    </style:style>
    <style:style style:name="T9" style:family="text">
      <style:text-properties officeooo:rsid="000ce0b3"/>
    </style:style>
    <style:style style:name="T10" style:family="text">
      <style:text-properties officeooo:rsid="0011294b"/>
    </style:style>
    <style:style style:name="T11" style:family="text">
      <style:text-properties officeooo:rsid="0011b82d"/>
    </style:style>
    <style:style style:name="T12" style:family="text">
      <style:text-properties officeooo:rsid="00131e96"/>
    </style:style>
    <style:style style:name="T13" style:family="text">
      <style:text-properties officeooo:rsid="0013bb0e"/>
    </style:style>
    <style:style style:name="T14" style:family="text">
      <style:text-properties officeooo:rsid="001714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erson(</text:p>
      <text:p text:style-name="P1"><text:tab/><text:span text:style-name="T8">SIN <text:s text:c="12"/>CHAR(10),</text:span></text:p>
      <text:p text:style-name="P22"><text:tab/>Name <text:s text:c="11"/>CHAR(50),</text:p>
      <text:p text:style-name="P22"><text:tab/>Height <text:s text:c="9"/>FLOAT,</text:p>
      <text:p text:style-name="P22"><text:tab/>Weight <text:s text:c="9"/>FLOAT,</text:p>
      <text:p text:style-name="P22"><text:tab/>Address <text:s text:c="8"/>CHAR(50),</text:p>
      <text:p text:style-name="P22"><text:tab/>Gender <text:s text:c="9"/>CHAR(10),</text:p>
      <text:p text:style-name="P22"><text:tab/>Color of eyes <text:s text:c="2"/>CHAR(50),</text:p>
      <text:p text:style-name="P22"><text:tab/>Color of hair <text:s text:c="2"/>CHAR(50),</text:p>
      <text:p text:style-name="P22"><text:tab/>PRIMARY KEY <text:span text:style-name="T1">(SIN),</text:span></text:p>
      <text:p text:style-name="P22"><text:tab/><text:span text:style-name="T1">CHECK(Gender IN ('Male','Female','Other'))</text:span></text:p>
      <text:p text:style-name="P1">)</text:p>
      <text:p text:style-name="P1"/>
      <text:p text:style-name="P2">CREATE TABLE Driver(</text:p>
      <text:p text:style-name="P2"><text:tab/><text:span text:style-name="T2">Licence # <text:s text:c="6"/>CHAR(7) NOT NULL,</text:span></text:p>
      <text:p text:style-name="P2"><text:tab/>Class <text:s text:c="10"/>INTEGER,</text:p>
      <text:p text:style-name="P2"><text:tab/>Issuing <text:s text:c="8"/>CHAR(50),</text:p>
      <text:p text:style-name="P2"><text:tab/>Photo of driver BLO<text:span text:style-name="T2">B</text:span>,</text:p>
      <text:p text:style-name="P2"><text:tab/><text:span text:style-name="T2">Drive condition CHAR(50),</text:span></text:p>
      <text:p text:style-name="P2"><text:tab/><text:span text:style-name="T2">Expiring Dates <text:s/>DATE,</text:span></text:p>
      <text:p text:style-name="P2"><text:tab/><text:span text:style-name="T2">PRIMARY KEY (Licence #) ,</text:span></text:p>
      <text:p text:style-name="P3"><text:tab/>FOREIGN KEY (<text:span text:style-name="T9">SIN</text:span>) REFERENCES Person</text:p>
      <text:p text:style-name="P2">)</text:p>
      <text:p text:style-name="P2"/>
      <text:p text:style-name="P26">CREATE TABLE Non-Driver(</text:p>
      <text:p text:style-name="P26"><text:tab/>SIN <text:s text:c="12"/>CHAR(10),</text:p>
      <text:p text:style-name="P26"><text:tab/>Non Operating licence number <text:s text:c="2"/>CHAR(7),</text:p>
      <text:p text:style-name="P26"><text:tab/>PRIMARY KEY (Non Operating licence number),</text:p>
      <text:p text:style-name="P26"><text:tab/>F<text:span text:style-name="T2">FOREIGN KEY (SIN) REFERENCES Person</text:span></text:p>
      <text:p text:style-name="P26">)</text:p>
      <text:p text:style-name="P2"/>
      <text:p text:style-name="P4">CREATE TABLE Vehicle(</text:p>
      <text:p text:style-name="P4"><text:tab/>Serial # <text:s text:c="7"/>CHAR(50),</text:p>
      <text:p text:style-name="P4"><text:tab/>Bodycolor <text:s text:c="6"/>CHAR(10),</text:p>
      <text:p text:style-name="P4"><text:tab/>Model <text:s text:c="10"/>CHAR(10),</text:p>
      <text:p text:style-name="P4"><text:tab/>Maker <text:s text:c="10"/>CHAR(50),</text:p>
      <text:p text:style-name="P4"><text:tab/>Year <text:s text:c="11"/>INTEGER,</text:p>
      <text:p text:style-name="P4"><text:tab/>Type <text:s text:c="11"/>CHAR(10),</text:p>
      <text:p text:style-name="P4"><text:tab/>PRIMARY KEY <text:span text:style-name="T7">(</text:span>Serial <text:span text:style-name="T4">#)</text:span></text:p>
      <text:p text:style-name="P4">)</text:p>
      <text:p text:style-name="P4"/>
      <text:p text:style-name="P4">CREATE TABLE Violation Record(</text:p>
      <text:p text:style-name="P4"><text:tab/>Violation # <text:s text:c="4"/>CHAR(50),</text:p>
      <text:p text:style-name="P4"><text:tab/>Place <text:s text:c="10"/>CHAR(50),</text:p>
      <text:p text:style-name="P4"><text:tab/>Date <text:s text:c="11"/>DATE,</text:p>
      <text:p text:style-name="P4"><text:tab/>Comments <text:s text:c="7"/>CHAR(50),</text:p>
      <text:p text:style-name="P6"><text:tab/><text:span text:style-name="T10">Vehicle's Serial Number <text:s/>CHAR(50),</text:span></text:p>
      <text:p text:style-name="P6"><text:tab/><text:span text:style-name="T10">Owner's SIN <text:s text:c="6"/>CHAR(10),</text:span></text:p>
      <text:p text:style-name="P6"><text:tab/><text:span text:style-name="T14">Policy Officer's SIN <text:s/>CHAR(10),</text:span></text:p>
      <text:p text:style-name="P4"><text:tab/>PRIMARY KEY <text:span text:style-name="T7">(</text:span>Violation #<text:span text:style-name="T7">),</text:span></text:p>
      <text:p text:style-name="P6"><text:tab/><text:span text:style-name="T12">FOREIGN KEY (Owner's SIN) REFERENCES Person,</text:span></text:p>
      <text:p text:style-name="P6"><text:tab/><text:span text:style-name="T12">FOREIGN KEY (Policy Officer's SIN) REFERENCES Person,</text:span></text:p>
      <text:p text:style-name="P19"><text:tab/><text:span text:style-name="T12">FOREIGN KEY (Vehicle's Serial Number) REFERENCES Vehicle</text:span></text:p>
      <text:p text:style-name="P4">)</text:p>
      <text:p text:style-name="P4"/>
      <text:p text:style-name="P4"/>
      <text:p text:style-name="P4"/>
      <text:p text:style-name="P4"/>
      <text:p text:style-name="P4"/>
      <text:p text:style-name="P4"><text:soft-page-break/>CREATE TABLE <text:span text:style-name="T5">Violation Type(</text:span></text:p>
      <text:p text:style-name="P4"><text:tab/><text:span text:style-name="T6">Fine <text:s text:c="11"/>INTEGER,</text:span></text:p>
      <text:p text:style-name="P4"><text:tab/><text:span text:style-name="T6">Type Name <text:s text:c="6"/>CHAR(50),</text:span></text:p>
      <text:p text:style-name="P4"><text:tab/><text:span text:style-name="T6">PRIMARY KEY <text:s text:c="4"/>(Type Name)</text:span></text:p>
      <text:p text:style-name="P7">)</text:p>
      <text:p text:style-name="P14"/>
      <text:p text:style-name="P11">CREATE TABLE Transcation(</text:p>
      <text:p text:style-name="P11"><text:tab/><text:span text:style-name="T13">Transcation</text:span> # <text:s text:c="2"/><text:span text:style-name="T13">CHAR(50)</text:span>,</text:p>
      <text:p text:style-name="P11"><text:tab/>Sale Price <text:s text:c="5"/>INTEGER,</text:p>
      <text:p text:style-name="P11"><text:tab/>Sale Date <text:s text:c="6"/>Date,</text:p>
      <text:p text:style-name="P11"><text:tab/>PRIMARY KEY (<text:span text:style-name="T13">Transcation</text:span> #)</text:p>
      <text:p text:style-name="P11">)</text:p>
      <text:p text:style-name="P11"/>
      <text:p text:style-name="P15">CREATE TABLE Own(</text:p>
      <text:p text:style-name="P15"><text:tab/><text:span text:style-name="T10">Owner</text:span>'s SIN <text:s text:c="6"/>CHAR(10),</text:p>
      <text:p text:style-name="P15"><text:tab/><text:span text:style-name="T10">Primary Owner <text:s text:c="5"/>CHAR(50),</text:span></text:p>
      <text:p text:style-name="P15"><text:tab/><text:span text:style-name="T10">Vehicle's Serial Number <text:s/>CHAR(50),</text:span></text:p>
      <text:p text:style-name="P20"><text:tab/><text:span text:style-name="T11">PRIMARY KEY (Owner's SIN, Vehicle's Serial Number),</text:span></text:p>
      <text:p text:style-name="P15"><text:tab/><text:span text:style-name="T12">FOREIGN KEY (Owner's SIN) REFERENCES Person,</text:span></text:p>
      <text:p text:style-name="P16"><text:tab/><text:span text:style-name="T12">FOREIGN KEY (Vehicle's Serial Number) REFERENCES Vehicle</text:span></text:p>
      <text:p text:style-name="P15">)</text:p>
      <text:p text:style-name="P8"/>
      <text:p text:style-name="P23">CREATE TABLE Auto_Sale(</text:p>
      <text:p text:style-name="P23"><text:tab/>Buyer's SIN <text:s text:c="4"/>CHAR(10),</text:p>
      <text:p text:style-name="P9"><text:tab/><text:span text:style-name="T13">Seller's SIN <text:s text:c="3"/>CHAR(10),</text:span></text:p>
      <text:p text:style-name="P9"><text:tab/><text:span text:style-name="T13">Register Officer's SIN <text:s/>CHAR(10),</text:span></text:p>
      <text:p text:style-name="P9"><text:tab/><text:span text:style-name="T10">Vehicle's Serial Number CHAR(10),</text:span></text:p>
      <text:p text:style-name="P9"><text:tab/><text:span text:style-name="T13">Transcation # <text:s text:c="2"/>CHAR(50),</text:span></text:p>
      <text:p text:style-name="P12"><text:tab/><text:span text:style-name="T13">PRIMARY KEY (Transcation #,Buyer's SIN,Seller's SIN,Register Officer's <text:tab/>SIN,Vehicle's Serial Number),</text:span></text:p>
      <text:p text:style-name="P9"><text:tab/><text:span text:style-name="T12">FOREIGN KEY (Buyer's SIN) REFERENCES Person,</text:span></text:p>
      <text:p text:style-name="P10"><text:span text:style-name="T12"><text:tab/>FOREIGN KEY (Seller's SIN) REFERENCES Person,</text:span></text:p>
      <text:p text:style-name="P10"><text:tab/><text:span text:style-name="T12">FOREIGN KEY (Register Officer's SIN) REFERENCES Person,</text:span></text:p>
      <text:p text:style-name="P17"><text:tab/><text:span text:style-name="T12">FOREIGN KEY (Vehicle's Serial Number) REFERENCES Vehicle,</text:span></text:p>
      <text:p text:style-name="P18"><text:tab/><text:span text:style-name="T12">FOREIGN KEY (Transcation #) REFERENCES Transcation</text:span></text:p>
      <text:p text:style-name="P23">)</text:p>
      <text:p text:style-name="P23"/>
      <text:p text:style-name="P24">CREATE TABLE Decide(</text:p>
      <text:p text:style-name="P24"><text:tab/><text:span text:style-name="T3">Violation # <text:s text:c="4"/>CHAR(50),</text:span></text:p>
      <text:p text:style-name="P24"><text:tab/><text:span text:style-name="T6">Type Name <text:s text:c="6"/>CHAR(50),</text:span></text:p>
      <text:p text:style-name="P25"><text:tab/>PRIMARY KEY (<text:span text:style-name="T3">Violation #, </text:span>Type Name),</text:p>
      <text:p text:style-name="P24"><text:tab/>FOREIGN KEY (<text:span text:style-name="T3">Violation #</text:span>) REFERENCES Violation Record,</text:p>
      <text:p text:style-name="P24"><text:tab/>FOREIGN KEY (Type Name) REFERENCES Violation Type</text:p>
      <text:p text:style-name="P24">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CMPUT 291 <text:s/>Assignment 1</text:p>
      <text:p text:style-name="P27">Chuan Yang</text:p>
      <text:p text:style-name="P27">LAB SECTION: H05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CMPUT 204 <text:s/>Assignment 1</text:p>
      <text:p text:style-name="P27">Chuan Yang</text:p>
      <text:p text:style-name="P27">1421992</text:p>
      <text:p text:style-name="P28">Collaboration: Tom L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1T18:11:39.056246687</dc:date>
    <dc:creator>Chuan Yang</dc:creator>
    <meta:generator>LibreOffice/4.2.8.2$Linux_X86_64 LibreOffice_project/420m0$Build-2</meta:generator>
    <meta:editing-duration>PT1H18M8S</meta:editing-duration>
    <meta:editing-cycles>33</meta:editing-cycles>
    <meta:document-statistic meta:table-count="0" meta:image-count="0" meta:object-count="0" meta:page-count="4" meta:paragraph-count="96" meta:word-count="332" meta:character-count="2658" meta:non-whitespace-character-count="2088"/>
  </office:meta>
</office:document-meta>
</file>